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70000017DCE4C1903.png" manifest:media-type="image/png"/>
  <manifest:file-entry manifest:full-path="Pictures/100000000000040F0000015F5FC0FA65.jpg" manifest:media-type="image/jpeg"/>
  <manifest:file-entry manifest:full-path="Pictures/100000010000008000000080A45F64B1.png" manifest:media-type="image/png"/>
  <manifest:file-entry manifest:full-path="Pictures/100000000000024800000243D06F529C.png" manifest:media-type="image/png"/>
  <manifest:file-entry manifest:full-path="Pictures/10000000000000B70000006FD9FED976.jpg" manifest:media-type="image/jpeg"/>
  <manifest:file-entry manifest:full-path="Pictures/10000001000000BE000001223679C352.png" manifest:media-type="image/png"/>
  <manifest:file-entry manifest:full-path="Pictures/10000001000000BA000000CB17728278.png" manifest:media-type="image/png"/>
  <manifest:file-entry manifest:full-path="Pictures/10000001000000C2000001822A919ED9.png" manifest:media-type="image/png"/>
  <manifest:file-entry manifest:full-path="Pictures/10000001000000BA0000019F815E59D6.png" manifest:media-type="image/png"/>
  <manifest:file-entry manifest:full-path="Pictures/10000001000000B8000001059A574040.png" manifest:media-type="image/png"/>
  <manifest:file-entry manifest:full-path="Pictures/10000001000000BB00000127D25501DB.png" manifest:media-type="image/png"/>
  <manifest:file-entry manifest:full-path="Pictures/10000001000000BA00000107F38D32E9.png" manifest:media-type="image/png"/>
  <manifest:file-entry manifest:full-path="Pictures/10000001000000B8000000BB2DCB65A3.png" manifest:media-type="image/png"/>
  <manifest:file-entry manifest:full-path="Pictures/10000001000000BB0000013C978592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6" style:family="paragraph" style:parent-style-name="Text_20_body">
      <style:text-properties officeooo:rsid="03b61267" officeooo:paragraph-rsid="03b61267"/>
    </style:style>
    <style:style style:name="P7" style:family="paragraph" style:parent-style-name="Text_20_body">
      <style:text-properties officeooo:rsid="03b61267" officeooo:paragraph-rsid="03c5eedc"/>
    </style:style>
    <style:style style:name="P8" style:family="paragraph" style:parent-style-name="Heading_20_4">
      <style:text-properties officeooo:paragraph-rsid="03ba3bde"/>
    </style:style>
    <style:style style:name="P9" style:family="paragraph" style:parent-style-name="Heading_20_4">
      <style:text-properties officeooo:paragraph-rsid="03baef74"/>
    </style:style>
    <style:style style:name="P10" style:family="paragraph" style:parent-style-name="Heading_20_4">
      <style:text-properties officeooo:paragraph-rsid="03bce195"/>
    </style:style>
    <style:style style:name="P11" style:family="paragraph" style:parent-style-name="Text_20_body">
      <style:text-properties officeooo:rsid="03ba3bde" officeooo:paragraph-rsid="03ba3bde"/>
    </style:style>
    <style:style style:name="P12" style:family="paragraph" style:parent-style-name="Text_20_body">
      <style:text-properties officeooo:rsid="03ba3bde" officeooo:paragraph-rsid="03baef74"/>
    </style:style>
    <style:style style:name="P13" style:family="paragraph" style:parent-style-name="Text_20_body">
      <style:text-properties officeooo:rsid="03ba3bde" officeooo:paragraph-rsid="03bce195"/>
    </style:style>
    <style:style style:name="P14" style:family="paragraph" style:parent-style-name="Text_20_body">
      <style:text-properties officeooo:rsid="03ba3bde" officeooo:paragraph-rsid="03bdea24"/>
    </style:style>
    <style:style style:name="P15" style:family="paragraph" style:parent-style-name="Text_20_body">
      <style:text-properties officeooo:rsid="03ba3bde" officeooo:paragraph-rsid="03c17c09"/>
    </style:style>
    <style:style style:name="P16" style:family="paragraph" style:parent-style-name="Text_20_body">
      <style:text-properties officeooo:rsid="03ba3bde" officeooo:paragraph-rsid="03c27fdb"/>
    </style:style>
    <style:style style:name="P17" style:family="paragraph" style:parent-style-name="Text_20_body">
      <style:text-properties officeooo:rsid="03ba3bde" officeooo:paragraph-rsid="03bfd461"/>
    </style:style>
    <style:style style:name="P18" style:family="paragraph" style:parent-style-name="Text_20_body">
      <style:text-properties officeooo:rsid="03ba3bde" officeooo:paragraph-rsid="03c3e660"/>
    </style:style>
    <style:style style:name="P19" style:family="paragraph" style:parent-style-name="Text_20_body">
      <style:text-properties officeooo:rsid="03ba3bde" officeooo:paragraph-rsid="03c4d4e3"/>
    </style:style>
    <style:style style:name="P20" style:family="paragraph" style:parent-style-name="Text_20_body">
      <style:text-properties officeooo:rsid="03baef74" officeooo:paragraph-rsid="03baef74"/>
    </style:style>
    <style:style style:name="P21" style:family="paragraph" style:parent-style-name="Text_20_body">
      <style:text-properties officeooo:rsid="03baef74" officeooo:paragraph-rsid="03bce195"/>
    </style:style>
    <style:style style:name="P22" style:family="paragraph" style:parent-style-name="Text_20_body">
      <style:text-properties officeooo:rsid="03baef74" officeooo:paragraph-rsid="03c32d94"/>
    </style:style>
    <style:style style:name="P23" style:family="paragraph" style:parent-style-name="Text_20_body">
      <style:text-properties officeooo:rsid="03baef74" officeooo:paragraph-rsid="03c3e660"/>
    </style:style>
    <style:style style:name="P24" style:family="paragraph" style:parent-style-name="Text_20_body">
      <style:text-properties officeooo:rsid="03bce195" officeooo:paragraph-rsid="03bce195"/>
    </style:style>
    <style:style style:name="P25" style:family="paragraph" style:parent-style-name="Text_20_body">
      <style:text-properties officeooo:rsid="03bce195" officeooo:paragraph-rsid="03bfd461"/>
    </style:style>
    <style:style style:name="P26" style:family="paragraph" style:parent-style-name="Text_20_body">
      <style:text-properties officeooo:rsid="03bce195" officeooo:paragraph-rsid="03c17c09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rsid="03bdea24" officeooo:paragraph-rsid="03bdea24"/>
    </style:style>
    <style:style style:name="P32" style:family="paragraph" style:parent-style-name="Heading_20_4">
      <style:text-properties officeooo:paragraph-rsid="03bfd461"/>
    </style:style>
    <style:style style:name="P33" style:family="paragraph" style:parent-style-name="Heading_20_4">
      <style:text-properties officeooo:paragraph-rsid="03c17c09"/>
    </style:style>
    <style:style style:name="P34" style:family="paragraph" style:parent-style-name="Heading_20_4">
      <style:text-properties officeooo:paragraph-rsid="03c27fdb"/>
    </style:style>
    <style:style style:name="P35" style:family="paragraph" style:parent-style-name="Heading_20_4">
      <style:text-properties officeooo:paragraph-rsid="03bdea24"/>
    </style:style>
    <style:style style:name="P36" style:family="paragraph" style:parent-style-name="Standard">
      <style:text-properties officeooo:paragraph-rsid="03bdea24"/>
    </style:style>
    <style:style style:name="P37" style:family="paragraph" style:parent-style-name="Heading_20_4">
      <style:text-properties officeooo:paragraph-rsid="03c32d94"/>
    </style:style>
    <style:style style:name="P38" style:family="paragraph" style:parent-style-name="Text_20_body">
      <style:text-properties officeooo:rsid="03bfd461" officeooo:paragraph-rsid="03bfd461"/>
    </style:style>
    <style:style style:name="P39" style:family="paragraph" style:parent-style-name="Text_20_body">
      <style:text-properties officeooo:rsid="03c17c09" officeooo:paragraph-rsid="03c17c09"/>
    </style:style>
    <style:style style:name="P40" style:family="paragraph" style:parent-style-name="Text_20_body">
      <style:text-properties officeooo:rsid="03c27fdb" officeooo:paragraph-rsid="03c27fdb"/>
    </style:style>
    <style:style style:name="P41" style:family="paragraph" style:parent-style-name="Text_20_body">
      <style:text-properties officeooo:rsid="03c27fdb" officeooo:paragraph-rsid="03c3e660"/>
    </style:style>
    <style:style style:name="P42" style:family="paragraph" style:parent-style-name="Text_20_body">
      <style:text-properties officeooo:rsid="03c32d94" officeooo:paragraph-rsid="03c32d94"/>
    </style:style>
    <style:style style:name="P43" style:family="paragraph" style:parent-style-name="Text_20_body">
      <style:text-properties officeooo:rsid="03c32d94" officeooo:paragraph-rsid="03c3e660"/>
    </style:style>
    <style:style style:name="P44" style:family="paragraph" style:parent-style-name="Heading_20_4">
      <style:text-properties officeooo:paragraph-rsid="03c3e660"/>
    </style:style>
    <style:style style:name="P45" style:family="paragraph" style:parent-style-name="Text_20_body">
      <style:text-properties officeooo:rsid="03c3e660" officeooo:paragraph-rsid="03c3e660"/>
    </style:style>
    <style:style style:name="P46" style:family="paragraph" style:parent-style-name="Heading_20_4">
      <style:text-properties officeooo:paragraph-rsid="03c4d4e3"/>
    </style:style>
    <style:style style:name="P47" style:family="paragraph" style:parent-style-name="Heading_20_1">
      <style:text-properties officeooo:rsid="03bdea24" officeooo:paragraph-rsid="03bdea24"/>
    </style:style>
    <style:style style:name="P48" style:family="paragraph" style:parent-style-name="Heading_20_3">
      <style:text-properties officeooo:paragraph-rsid="03ba3bde"/>
    </style:style>
    <style:style style:name="P49" style:family="paragraph" style:parent-style-name="Heading_20_3">
      <style:text-properties officeooo:paragraph-rsid="03baef74"/>
    </style:style>
    <style:style style:name="P50" style:family="paragraph" style:parent-style-name="Heading_20_3">
      <style:text-properties officeooo:paragraph-rsid="03bce195"/>
    </style:style>
    <style:style style:name="P51" style:family="paragraph" style:parent-style-name="Heading_20_3">
      <style:text-properties officeooo:rsid="03bdea24" officeooo:paragraph-rsid="03bdea24"/>
    </style:style>
    <style:style style:name="P52" style:family="paragraph" style:parent-style-name="Heading_20_3">
      <style:text-properties officeooo:paragraph-rsid="03bfd461"/>
    </style:style>
    <style:style style:name="P53" style:family="paragraph" style:parent-style-name="Heading_20_3">
      <style:text-properties officeooo:paragraph-rsid="03c17c09"/>
    </style:style>
    <style:style style:name="P54" style:family="paragraph" style:parent-style-name="Heading_20_3">
      <style:text-properties officeooo:paragraph-rsid="03c27fdb"/>
    </style:style>
    <style:style style:name="P55" style:family="paragraph" style:parent-style-name="Heading_20_3">
      <style:text-properties officeooo:paragraph-rsid="03c3e660"/>
    </style:style>
    <style:style style:name="P56" style:family="paragraph" style:parent-style-name="Heading_20_3">
      <style:text-properties officeooo:paragraph-rsid="03c4d4e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39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a9ade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cbbf5b" style:font-size-asian="10pt" style:font-size-complex="10pt"/>
    </style:style>
    <style:style style:name="T9" style:family="text">
      <style:text-properties officeooo:rsid="03a502be"/>
    </style:style>
    <style:style style:name="T10" style:family="text">
      <style:text-properties officeooo:rsid="03b497c2"/>
    </style:style>
    <style:style style:name="T11" style:family="text">
      <style:text-properties officeooo:rsid="03b5ba59"/>
    </style:style>
    <style:style style:name="T12" style:family="text">
      <style:text-properties officeooo:rsid="03b74b1e"/>
    </style:style>
    <style:style style:name="T13" style:family="text">
      <style:text-properties officeooo:rsid="03c27fdb"/>
    </style:style>
    <style:style style:name="T14" style:family="text">
      <style:text-properties officeooo:rsid="03c32d94"/>
    </style:style>
    <style:style style:name="T15" style:family="text">
      <style:text-properties officeooo:rsid="03c3e660"/>
    </style:style>
    <style:style style:name="T16" style:family="text">
      <style:text-properties officeooo:rsid="03c5eedc"/>
    </style:style>
    <style:style style:name="T17" style:family="text">
      <style:text-properties officeooo:rsid="03c6e302"/>
    </style:style>
    <style:style style:name="T18" style:family="text">
      <style:text-properties officeooo:rsid="03c829d5"/>
    </style:style>
    <style:style style:name="T19" style:family="text">
      <style:text-properties officeooo:rsid="03ca9ade"/>
    </style:style>
    <style:style style:name="T20" style:family="text">
      <style:text-properties officeooo:rsid="03cbbf5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699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4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5"><text:s/>1<text:span text:style-name="T9">2</text:span>.1.<text:span text:style-name="T10">4</text:span><text:span text:style-name="T20">6</text:span> Editors - Geometry Nodes Editor - Header - Add Menu - <text:span text:style-name="T11">Hair - Deformation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27"><text:a xlink:type="simple" xlink:href="#__RefHeading___Toc1324_23434881341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Hair - Deformation<text:tab/>3</text:a></text:p>
          <text:p text:style-name="P28"><text:a xlink:type="simple" xlink:href="#__RefHeading___Toc283_1880235896" text:style-name="Index_20_Link" text:visited-style-name="Index_20_Link">Blend Hair Curves<text:tab/>4</text:a></text:p>
          <text:p text:style-name="P28"><text:a xlink:type="simple" xlink:href="#__RefHeading___Toc285_1880235896" text:style-name="Index_20_Link" text:visited-style-name="Index_20_Link">Displace Hair Curves<text:tab/>5</text:a></text:p>
          <text:p text:style-name="P28"><text:a xlink:type="simple" xlink:href="#__RefHeading___Toc287_1880235896" text:style-name="Index_20_Link" text:visited-style-name="Index_20_Link">Frizz Hair Curves<text:tab/>6</text:a></text:p>
          <text:p text:style-name="P28"><text:a xlink:type="simple" xlink:href="#__RefHeading___Toc289_1880235896" text:style-name="Index_20_Link" text:visited-style-name="Index_20_Link">Hair Curves Noise<text:tab/>7</text:a></text:p>
          <text:p text:style-name="P28"><text:a xlink:type="simple" xlink:href="#__RefHeading___Toc291_1880235896" text:style-name="Index_20_Link" text:visited-style-name="Index_20_Link">Roll Hair Curves<text:tab/>8</text:a></text:p>
          <text:p text:style-name="P28"><text:a xlink:type="simple" xlink:href="#__RefHeading___Toc293_1880235896" text:style-name="Index_20_Link" text:visited-style-name="Index_20_Link">Rotate Hair Curves<text:tab/>9</text:a></text:p>
          <text:p text:style-name="P28"><text:a xlink:type="simple" xlink:href="#__RefHeading___Toc295_1880235896" text:style-name="Index_20_Link" text:visited-style-name="Index_20_Link">Shrinkwrap Hair Curves<text:tab/>10</text:a></text:p>
          <text:p text:style-name="P28"><text:a xlink:type="simple" xlink:href="#__RefHeading___Toc297_1880235896" text:style-name="Index_20_Link" text:visited-style-name="Index_20_Link">Smooth Hair Curves<text:tab/>10</text:a></text:p>
          <text:p text:style-name="P28"><text:a xlink:type="simple" xlink:href="#__RefHeading___Toc299_1880235896" text:style-name="Index_20_Link" text:visited-style-name="Index_20_Link">Straighten Hair Curves<text:tab/>11</text:a></text:p>
          <text:p text:style-name="P28"><text:a xlink:type="simple" xlink:href="#__RefHeading___Toc301_1880235896" text:style-name="Index_20_Link" text:visited-style-name="Index_20_Link">Trim Hair Curves<text:tab/>12</text:a></text:p>
        </text:index-body>
      </text:table-of-content>
      <text:p text:style-name="P3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7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>
            <text:p text:style-name="Contents_20_Heading">Table of content</text:p>
          </text:index-title>
          <text:p text:style-name="P27"><text:a xlink:type="simple" xlink:href="#__RefHeading___Toc1324_23434881341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Hair - Deformation<text:tab/>3</text:a></text:p>
          <text:p text:style-name="P28"><text:a xlink:type="simple" xlink:href="#__RefHeading___Toc283_1880235896" text:style-name="Index_20_Link" text:visited-style-name="Index_20_Link">Blend Hair Curves<text:tab/>4</text:a></text:p>
          <text:p text:style-name="P29"><text:a xlink:type="simple" xlink:href="#__RefHeading___Toc304_1880235896" text:style-name="Index_20_Link" text:visited-style-name="Index_20_Link">Input<text:tab/>4</text:a></text:p>
          <text:p text:style-name="P30"><text:a xlink:type="simple" xlink:href="#__RefHeading___Toc306_1880235896" text:style-name="Index_20_Link" text:visited-style-name="Index_20_Link">Geometry<text:tab/>4</text:a></text:p>
          <text:p text:style-name="P30"><text:a xlink:type="simple" xlink:href="#__RefHeading___Toc308_1880235896" text:style-name="Index_20_Link" text:visited-style-name="Index_20_Link">Factor<text:tab/>4</text:a></text:p>
          <text:p text:style-name="P30"><text:a xlink:type="simple" xlink:href="#__RefHeading___Toc310_1880235896" text:style-name="Index_20_Link" text:visited-style-name="Index_20_Link">Blend Radius<text:tab/>4</text:a></text:p>
          <text:p text:style-name="P30"><text:a xlink:type="simple" xlink:href="#__RefHeading___Toc312_1880235896" text:style-name="Index_20_Link" text:visited-style-name="Index_20_Link">Blend Neighbours<text:tab/>4</text:a></text:p>
          <text:p text:style-name="P30"><text:a xlink:type="simple" xlink:href="#__RefHeading___Toc314_1880235896" text:style-name="Index_20_Link" text:visited-style-name="Index_20_Link">Preserve Length<text:tab/>4</text:a></text:p>
          <text:p text:style-name="P29"><text:a xlink:type="simple" xlink:href="#__RefHeading___Toc316_1880235896" text:style-name="Index_20_Link" text:visited-style-name="Index_20_Link">Output<text:tab/>4</text:a></text:p>
          <text:p text:style-name="P30"><text:a xlink:type="simple" xlink:href="#__RefHeading___Toc318_1880235896" text:style-name="Index_20_Link" text:visited-style-name="Index_20_Link">Geometry<text:tab/>4</text:a></text:p>
          <text:p text:style-name="P28"><text:a xlink:type="simple" xlink:href="#__RefHeading___Toc285_1880235896" text:style-name="Index_20_Link" text:visited-style-name="Index_20_Link">Displace Hair Curves<text:tab/>5</text:a></text:p>
          <text:p text:style-name="P29"><text:a xlink:type="simple" xlink:href="#__RefHeading___Toc304_18802358961" text:style-name="Index_20_Link" text:visited-style-name="Index_20_Link">Input<text:tab/>5</text:a></text:p>
          <text:p text:style-name="P30"><text:a xlink:type="simple" xlink:href="#__RefHeading___Toc306_18802358961" text:style-name="Index_20_Link" text:visited-style-name="Index_20_Link">Geometry<text:tab/>5</text:a></text:p>
          <text:p text:style-name="P30"><text:a xlink:type="simple" xlink:href="#__RefHeading___Toc308_18802358961" text:style-name="Index_20_Link" text:visited-style-name="Index_20_Link">Factor<text:tab/>5</text:a></text:p>
          <text:p text:style-name="P30"><text:a xlink:type="simple" xlink:href="#__RefHeading___Toc374_1880235896" text:style-name="Index_20_Link" text:visited-style-name="Index_20_Link">Shape<text:tab/>5</text:a></text:p>
          <text:p text:style-name="P30"><text:a xlink:type="simple" xlink:href="#__RefHeading___Toc376_1880235896" text:style-name="Index_20_Link" text:visited-style-name="Index_20_Link">Object<text:tab/>5</text:a></text:p>
          <text:p text:style-name="P30"><text:a xlink:type="simple" xlink:href="#__RefHeading___Toc378_1880235896" text:style-name="Index_20_Link" text:visited-style-name="Index_20_Link">Displace Vector<text:tab/>5</text:a></text:p>
          <text:p text:style-name="P30"><text:a xlink:type="simple" xlink:href="#__RefHeading___Toc380_1880235896" text:style-name="Index_20_Link" text:visited-style-name="Index_20_Link">Surface Object<text:tab/>5</text:a></text:p>
          <text:p text:style-name="P30"><text:a xlink:type="simple" xlink:href="#__RefHeading___Toc382_1880235896" text:style-name="Index_20_Link" text:visited-style-name="Index_20_Link">Surface Geometry<text:tab/>5</text:a></text:p>
          <text:p text:style-name="P30"><text:a xlink:type="simple" xlink:href="#__RefHeading___Toc384_1880235896" text:style-name="Index_20_Link" text:visited-style-name="Index_20_Link">Surface UV Map<text:tab/>5</text:a></text:p>
          <text:p text:style-name="P30"><text:a xlink:type="simple" xlink:href="#__RefHeading___Toc386_1880235896" text:style-name="Index_20_Link" text:visited-style-name="Index_20_Link">Surface Normal Displacement<text:tab/>5</text:a></text:p>
          <text:p text:style-name="P29"><text:a xlink:type="simple" xlink:href="#__RefHeading___Toc316_18802358961" text:style-name="Index_20_Link" text:visited-style-name="Index_20_Link">Output<text:tab/>5</text:a></text:p>
          <text:p text:style-name="P30"><text:a xlink:type="simple" xlink:href="#__RefHeading___Toc318_18802358961" text:style-name="Index_20_Link" text:visited-style-name="Index_20_Link">Geometry<text:tab/>5</text:a></text:p>
          <text:p text:style-name="P28"><text:a xlink:type="simple" xlink:href="#__RefHeading___Toc287_1880235896" text:style-name="Index_20_Link" text:visited-style-name="Index_20_Link">Frizz Hair Curves<text:tab/>6</text:a></text:p>
          <text:p text:style-name="P29"><text:a xlink:type="simple" xlink:href="#__RefHeading___Toc304_188023589611" text:style-name="Index_20_Link" text:visited-style-name="Index_20_Link">Input<text:tab/>6</text:a></text:p>
          <text:p text:style-name="P30"><text:a xlink:type="simple" xlink:href="#__RefHeading___Toc306_188023589611" text:style-name="Index_20_Link" text:visited-style-name="Index_20_Link">Geometry<text:tab/>6</text:a></text:p>
          <text:p text:style-name="P30"><text:a xlink:type="simple" xlink:href="#__RefHeading___Toc388_1880235896" text:style-name="Index_20_Link" text:visited-style-name="Index_20_Link">Cumulative Offset<text:tab/>6</text:a></text:p>
          <text:p text:style-name="P30"><text:a xlink:type="simple" xlink:href="#__RefHeading___Toc308_188023589611" text:style-name="Index_20_Link" text:visited-style-name="Index_20_Link"><text:soft-page-break/>Factor<text:tab/>6</text:a></text:p>
          <text:p text:style-name="P30"><text:a xlink:type="simple" xlink:href="#__RefHeading___Toc390_1880235896" text:style-name="Index_20_Link" text:visited-style-name="Index_20_Link">Distance<text:tab/>6</text:a></text:p>
          <text:p text:style-name="P30"><text:a xlink:type="simple" xlink:href="#__RefHeading___Toc392_1880235896" text:style-name="Index_20_Link" text:visited-style-name="Index_20_Link">Shape<text:tab/>6</text:a></text:p>
          <text:p text:style-name="P30"><text:a xlink:type="simple" xlink:href="#__RefHeading___Toc394_1880235896" text:style-name="Index_20_Link" text:visited-style-name="Index_20_Link">Seed<text:tab/>6</text:a></text:p>
          <text:p text:style-name="P30"><text:a xlink:type="simple" xlink:href="#__RefHeading___Toc314_18802358961" text:style-name="Index_20_Link" text:visited-style-name="Index_20_Link">Preserve Length<text:tab/>6</text:a></text:p>
          <text:p text:style-name="P29"><text:a xlink:type="simple" xlink:href="#__RefHeading___Toc316_18802358962" text:style-name="Index_20_Link" text:visited-style-name="Index_20_Link">Output<text:tab/>6</text:a></text:p>
          <text:p text:style-name="P30"><text:a xlink:type="simple" xlink:href="#__RefHeading___Toc318_18802358962" text:style-name="Index_20_Link" text:visited-style-name="Index_20_Link">Geometry<text:tab/>6</text:a></text:p>
          <text:p text:style-name="P30"><text:a xlink:type="simple" xlink:href="#__RefHeading___Toc396_1880235896" text:style-name="Index_20_Link" text:visited-style-name="Index_20_Link">Offset Vector<text:tab/>6</text:a></text:p>
          <text:p text:style-name="P28"><text:a xlink:type="simple" xlink:href="#__RefHeading___Toc289_1880235896" text:style-name="Index_20_Link" text:visited-style-name="Index_20_Link">Hair Curves Noise<text:tab/>7</text:a></text:p>
          <text:p text:style-name="P29"><text:a xlink:type="simple" xlink:href="#__RefHeading___Toc304_1880235896111" text:style-name="Index_20_Link" text:visited-style-name="Index_20_Link">Input<text:tab/>7</text:a></text:p>
          <text:p text:style-name="P30"><text:a xlink:type="simple" xlink:href="#__RefHeading___Toc306_1880235896111" text:style-name="Index_20_Link" text:visited-style-name="Index_20_Link">Geometry<text:tab/>7</text:a></text:p>
          <text:p text:style-name="P30"><text:a xlink:type="simple" xlink:href="#__RefHeading___Toc398_1880235896" text:style-name="Index_20_Link" text:visited-style-name="Index_20_Link">Cumulative Offset<text:tab/>7</text:a></text:p>
          <text:p text:style-name="P30"><text:a xlink:type="simple" xlink:href="#__RefHeading___Toc308_1880235896111" text:style-name="Index_20_Link" text:visited-style-name="Index_20_Link">Factor<text:tab/>7</text:a></text:p>
          <text:p text:style-name="P30"><text:a xlink:type="simple" xlink:href="#__RefHeading___Toc400_1880235896" text:style-name="Index_20_Link" text:visited-style-name="Index_20_Link">Distance<text:tab/>7</text:a></text:p>
          <text:p text:style-name="P30"><text:a xlink:type="simple" xlink:href="#__RefHeading___Toc402_1880235896" text:style-name="Index_20_Link" text:visited-style-name="Index_20_Link">Shape<text:tab/>7</text:a></text:p>
          <text:p text:style-name="P30"><text:a xlink:type="simple" xlink:href="#__RefHeading___Toc404_1880235896" text:style-name="Index_20_Link" text:visited-style-name="Index_20_Link">Scale<text:tab/>7</text:a></text:p>
          <text:p text:style-name="P30"><text:a xlink:type="simple" xlink:href="#__RefHeading___Toc406_1880235896" text:style-name="Index_20_Link" text:visited-style-name="Index_20_Link">Scale along Curve<text:tab/>7</text:a></text:p>
          <text:p text:style-name="P30"><text:a xlink:type="simple" xlink:href="#__RefHeading___Toc408_1880235896" text:style-name="Index_20_Link" text:visited-style-name="Index_20_Link">Offset per curve<text:tab/>7</text:a></text:p>
          <text:p text:style-name="P30"><text:a xlink:type="simple" xlink:href="#__RefHeading___Toc410_1880235896" text:style-name="Index_20_Link" text:visited-style-name="Index_20_Link">Seed<text:tab/>7</text:a></text:p>
          <text:p text:style-name="P30"><text:a xlink:type="simple" xlink:href="#__RefHeading___Toc314_188023589611" text:style-name="Index_20_Link" text:visited-style-name="Index_20_Link">Preserve Length<text:tab/>7</text:a></text:p>
          <text:p text:style-name="P29"><text:a xlink:type="simple" xlink:href="#__RefHeading___Toc316_188023589621" text:style-name="Index_20_Link" text:visited-style-name="Index_20_Link">Output<text:tab/>7</text:a></text:p>
          <text:p text:style-name="P30"><text:a xlink:type="simple" xlink:href="#__RefHeading___Toc318_188023589621" text:style-name="Index_20_Link" text:visited-style-name="Index_20_Link">Geometry<text:tab/>7</text:a></text:p>
          <text:p text:style-name="P30"><text:a xlink:type="simple" xlink:href="#__RefHeading___Toc412_1880235896" text:style-name="Index_20_Link" text:visited-style-name="Index_20_Link">Offset Vector<text:tab/>7</text:a></text:p>
          <text:p text:style-name="P28"><text:a xlink:type="simple" xlink:href="#__RefHeading___Toc291_1880235896" text:style-name="Index_20_Link" text:visited-style-name="Index_20_Link">Roll Hair Curves<text:tab/>8</text:a></text:p>
          <text:p text:style-name="P29"><text:a xlink:type="simple" xlink:href="#__RefHeading___Toc304_18802358961111" text:style-name="Index_20_Link" text:visited-style-name="Index_20_Link">Input<text:tab/>8</text:a></text:p>
          <text:p text:style-name="P30"><text:a xlink:type="simple" xlink:href="#__RefHeading___Toc308_18802358961111" text:style-name="Index_20_Link" text:visited-style-name="Index_20_Link">Factor<text:tab/>8</text:a></text:p>
          <text:p text:style-name="P30"><text:a xlink:type="simple" xlink:href="#__RefHeading___Toc1074_3420507373" text:style-name="Index_20_Link" text:visited-style-name="Index_20_Link">Subdivision<text:tab/>8</text:a></text:p>
          <text:p text:style-name="P30"><text:a xlink:type="simple" xlink:href="#__RefHeading___Toc1076_3420507373" text:style-name="Index_20_Link" text:visited-style-name="Index_20_Link">Variation Level<text:tab/>8</text:a></text:p>
          <text:p text:style-name="P30"><text:a xlink:type="simple" xlink:href="#__RefHeading___Toc1078_3420507373" text:style-name="Index_20_Link" text:visited-style-name="Index_20_Link">Roll Lenght<text:tab/>8</text:a></text:p>
          <text:p text:style-name="P30"><text:a xlink:type="simple" xlink:href="#__RefHeading___Toc1080_3420507373" text:style-name="Index_20_Link" text:visited-style-name="Index_20_Link">Roll Radius<text:tab/>8</text:a></text:p>
          <text:p text:style-name="P30"><text:a xlink:type="simple" xlink:href="#__RefHeading___Toc1082_3420507373" text:style-name="Index_20_Link" text:visited-style-name="Index_20_Link">Roll Depth<text:tab/>8</text:a></text:p>
          <text:p text:style-name="P30"><text:a xlink:type="simple" xlink:href="#__RefHeading___Toc1084_3420507373" text:style-name="Index_20_Link" text:visited-style-name="Index_20_Link">Roll Taper<text:tab/>8</text:a></text:p>
          <text:p text:style-name="P30"><text:a xlink:type="simple" xlink:href="#__RefHeading___Toc1086_3420507373" text:style-name="Index_20_Link" text:visited-style-name="Index_20_Link">Retain Overall Shape<text:tab/>8</text:a></text:p>
          <text:p text:style-name="P30"><text:a xlink:type="simple" xlink:href="#__RefHeading___Toc1088_3420507373" text:style-name="Index_20_Link" text:visited-style-name="Index_20_Link">Roll Direction<text:tab/>8</text:a></text:p>
          <text:p text:style-name="P30"><text:a xlink:type="simple" xlink:href="#__RefHeading___Toc1090_3420507373" text:style-name="Index_20_Link" text:visited-style-name="Index_20_Link">Random Orientation<text:tab/>8</text:a></text:p>
          <text:p text:style-name="P30"><text:a xlink:type="simple" xlink:href="#__RefHeading___Toc410_18802358961" text:style-name="Index_20_Link" text:visited-style-name="Index_20_Link">Seed<text:tab/>8</text:a></text:p>
          <text:p text:style-name="P30"><text:a xlink:type="simple" xlink:href="#__RefHeading___Toc314_1880235896111" text:style-name="Index_20_Link" text:visited-style-name="Index_20_Link">Preserve Length<text:tab/>8</text:a></text:p>
          <text:p text:style-name="P29"><text:a xlink:type="simple" xlink:href="#__RefHeading___Toc316_1880235896211" text:style-name="Index_20_Link" text:visited-style-name="Index_20_Link">Output<text:tab/>9</text:a></text:p>
          <text:p text:style-name="P30"><text:a xlink:type="simple" xlink:href="#__RefHeading___Toc318_1880235896211" text:style-name="Index_20_Link" text:visited-style-name="Index_20_Link">Geometry<text:tab/>9</text:a></text:p>
          <text:p text:style-name="P28"><text:a xlink:type="simple" xlink:href="#__RefHeading___Toc293_1880235896" text:style-name="Index_20_Link" text:visited-style-name="Index_20_Link">Rotate Hair Curves<text:tab/>9</text:a></text:p>
          <text:p text:style-name="P29"><text:a xlink:type="simple" xlink:href="#__RefHeading___Toc304_18802358961112" text:style-name="Index_20_Link" text:visited-style-name="Index_20_Link">Input<text:tab/>9</text:a></text:p>
          <text:p text:style-name="P30"><text:a xlink:type="simple" xlink:href="#__RefHeading___Toc306_18802358961111" text:style-name="Index_20_Link" text:visited-style-name="Index_20_Link">Geometry<text:tab/>9</text:a></text:p>
          <text:p text:style-name="P30"><text:a xlink:type="simple" xlink:href="#__RefHeading___Toc308_188023589611111" text:style-name="Index_20_Link" text:visited-style-name="Index_20_Link">Factor<text:tab/>9</text:a></text:p>
          <text:p text:style-name="P30"><text:a xlink:type="simple" xlink:href="#__RefHeading___Toc1092_3420507373" text:style-name="Index_20_Link" text:visited-style-name="Index_20_Link">Axis<text:tab/>9</text:a></text:p>
          <text:p text:style-name="P30"><text:a xlink:type="simple" xlink:href="#__RefHeading___Toc1094_3420507373" text:style-name="Index_20_Link" text:visited-style-name="Index_20_Link">Angle<text:tab/>9</text:a></text:p>
          <text:p text:style-name="P30"><text:a xlink:type="simple" xlink:href="#__RefHeading___Toc1096_3420507373" text:style-name="Index_20_Link" text:visited-style-name="Index_20_Link">Random Off<text:tab/>9</text:a></text:p>
          <text:p text:style-name="P30"><text:a xlink:type="simple" xlink:href="#__RefHeading___Toc1098_3420507373" text:style-name="Index_20_Link" text:visited-style-name="Index_20_Link">Lock Ends<text:tab/>9</text:a></text:p>
          <text:p text:style-name="P30"><text:a xlink:type="simple" xlink:href="#__RefHeading___Toc410_188023589611" text:style-name="Index_20_Link" text:visited-style-name="Index_20_Link">Seed<text:tab/>9</text:a></text:p>
          <text:p text:style-name="P29"><text:a xlink:type="simple" xlink:href="#__RefHeading___Toc316_18802358962111" text:style-name="Index_20_Link" text:visited-style-name="Index_20_Link">Output<text:tab/>9</text:a></text:p>
          <text:p text:style-name="P30"><text:a xlink:type="simple" xlink:href="#__RefHeading___Toc318_18802358962111" text:style-name="Index_20_Link" text:visited-style-name="Index_20_Link">Geometry<text:tab/>9</text:a></text:p>
          <text:p text:style-name="P28"><text:a xlink:type="simple" xlink:href="#__RefHeading___Toc295_1880235896" text:style-name="Index_20_Link" text:visited-style-name="Index_20_Link">Shrinkwrap Hair Curves<text:tab/>10</text:a></text:p>
          <text:p text:style-name="P29"><text:a xlink:type="simple" xlink:href="#__RefHeading___Toc304_188023589611121" text:style-name="Index_20_Link" text:visited-style-name="Index_20_Link">Input<text:tab/>10</text:a></text:p>
          <text:p text:style-name="P30"><text:a xlink:type="simple" xlink:href="#__RefHeading___Toc306_188023589611111" text:style-name="Index_20_Link" text:visited-style-name="Index_20_Link">Geometry<text:tab/>10</text:a></text:p>
          <text:p text:style-name="P30"><text:a xlink:type="simple" xlink:href="#__RefHeading___Toc1100_3420507373" text:style-name="Index_20_Link" text:visited-style-name="Index_20_Link"><text:soft-page-break/>Surface<text:tab/>10</text:a></text:p>
          <text:p text:style-name="P30"><text:a xlink:type="simple" xlink:href="#__RefHeading___Toc1102_3420507373" text:style-name="Index_20_Link" text:visited-style-name="Index_20_Link">Surface Object<text:tab/>10</text:a></text:p>
          <text:p text:style-name="P30"><text:a xlink:type="simple" xlink:href="#__RefHeading___Toc308_1880235896111111" text:style-name="Index_20_Link" text:visited-style-name="Index_20_Link">Factor<text:tab/>10</text:a></text:p>
          <text:p text:style-name="P30"><text:a xlink:type="simple" xlink:href="#__RefHeading___Toc1104_3420507373" text:style-name="Index_20_Link" text:visited-style-name="Index_20_Link">Offset Distance<text:tab/>10</text:a></text:p>
          <text:p text:style-name="P30"><text:a xlink:type="simple" xlink:href="#__RefHeading___Toc1106_3420507373" text:style-name="Index_20_Link" text:visited-style-name="Index_20_Link">Above Surface<text:tab/>10</text:a></text:p>
          <text:p text:style-name="P30"><text:a xlink:type="simple" xlink:href="#__RefHeading___Toc1108_3420507373" text:style-name="Index_20_Link" text:visited-style-name="Index_20_Link">Smoothing Steps<text:tab/>10</text:a></text:p>
          <text:p text:style-name="P30"><text:a xlink:type="simple" xlink:href="#__RefHeading___Toc1110_3420507373" text:style-name="Index_20_Link" text:visited-style-name="Index_20_Link">Lock Roots<text:tab/>10</text:a></text:p>
          <text:p text:style-name="P29"><text:a xlink:type="simple" xlink:href="#__RefHeading___Toc316_188023589621111" text:style-name="Index_20_Link" text:visited-style-name="Index_20_Link">Output<text:tab/>10</text:a></text:p>
          <text:p text:style-name="P30"><text:a xlink:type="simple" xlink:href="#__RefHeading___Toc318_188023589621111" text:style-name="Index_20_Link" text:visited-style-name="Index_20_Link">Geometry<text:tab/>10</text:a></text:p>
          <text:p text:style-name="P28"><text:a xlink:type="simple" xlink:href="#__RefHeading___Toc297_1880235896" text:style-name="Index_20_Link" text:visited-style-name="Index_20_Link">Smooth Hair Curves<text:tab/>10</text:a></text:p>
          <text:p text:style-name="P29"><text:a xlink:type="simple" xlink:href="#__RefHeading___Toc304_1880235896111211" text:style-name="Index_20_Link" text:visited-style-name="Index_20_Link">Input<text:tab/>10</text:a></text:p>
          <text:p text:style-name="P30"><text:a xlink:type="simple" xlink:href="#__RefHeading___Toc306_1880235896111111" text:style-name="Index_20_Link" text:visited-style-name="Index_20_Link">Geometry<text:tab/>10</text:a></text:p>
          <text:p text:style-name="P30"><text:a xlink:type="simple" xlink:href="#__RefHeading___Toc1112_3420507373" text:style-name="Index_20_Link" text:visited-style-name="Index_20_Link">Amount<text:tab/>11</text:a></text:p>
          <text:p text:style-name="P30"><text:a xlink:type="simple" xlink:href="#__RefHeading___Toc402_18802358961" text:style-name="Index_20_Link" text:visited-style-name="Index_20_Link">Shape<text:tab/>11</text:a></text:p>
          <text:p text:style-name="P30"><text:a xlink:type="simple" xlink:href="#__RefHeading___Toc1114_3420507373" text:style-name="Index_20_Link" text:visited-style-name="Index_20_Link">Iterations<text:tab/>11</text:a></text:p>
          <text:p text:style-name="P30"><text:a xlink:type="simple" xlink:href="#__RefHeading___Toc1116_3420507373" text:style-name="Index_20_Link" text:visited-style-name="Index_20_Link">Weight<text:tab/>11</text:a></text:p>
          <text:p text:style-name="P30"><text:a xlink:type="simple" xlink:href="#__RefHeading___Toc1118_3420507373" text:style-name="Index_20_Link" text:visited-style-name="Index_20_Link">Lock Tip<text:tab/>11</text:a></text:p>
          <text:p text:style-name="P30"><text:a xlink:type="simple" xlink:href="#__RefHeading___Toc1120_3420507373" text:style-name="Index_20_Link" text:visited-style-name="Index_20_Link">Preserve Length<text:tab/>11</text:a></text:p>
          <text:p text:style-name="P29"><text:a xlink:type="simple" xlink:href="#__RefHeading___Toc316_1880235896211111" text:style-name="Index_20_Link" text:visited-style-name="Index_20_Link">Output<text:tab/>11</text:a></text:p>
          <text:p text:style-name="P30"><text:a xlink:type="simple" xlink:href="#__RefHeading___Toc318_1880235896211111" text:style-name="Index_20_Link" text:visited-style-name="Index_20_Link">Geometry<text:tab/>11</text:a></text:p>
          <text:p text:style-name="P28"><text:a xlink:type="simple" xlink:href="#__RefHeading___Toc299_1880235896" text:style-name="Index_20_Link" text:visited-style-name="Index_20_Link">Straighten Hair Curves<text:tab/>11</text:a></text:p>
          <text:p text:style-name="P29"><text:a xlink:type="simple" xlink:href="#__RefHeading___Toc304_18802358961112111" text:style-name="Index_20_Link" text:visited-style-name="Index_20_Link">Input<text:tab/>11</text:a></text:p>
          <text:p text:style-name="P30"><text:a xlink:type="simple" xlink:href="#__RefHeading___Toc306_18802358961111111" text:style-name="Index_20_Link" text:visited-style-name="Index_20_Link">Geometry<text:tab/>11</text:a></text:p>
          <text:p text:style-name="P30"><text:a xlink:type="simple" xlink:href="#__RefHeading___Toc1112_34205073731" text:style-name="Index_20_Link" text:visited-style-name="Index_20_Link">Amount<text:tab/>11</text:a></text:p>
          <text:p text:style-name="P30"><text:a xlink:type="simple" xlink:href="#__RefHeading___Toc402_188023589611" text:style-name="Index_20_Link" text:visited-style-name="Index_20_Link">Shape<text:tab/>11</text:a></text:p>
          <text:p text:style-name="P30"><text:a xlink:type="simple" xlink:href="#__RefHeading___Toc1120_34205073731" text:style-name="Index_20_Link" text:visited-style-name="Index_20_Link">Preserve Length<text:tab/>11</text:a></text:p>
          <text:p text:style-name="P29"><text:a xlink:type="simple" xlink:href="#__RefHeading___Toc316_18802358962111111" text:style-name="Index_20_Link" text:visited-style-name="Index_20_Link">Output<text:tab/>12</text:a></text:p>
          <text:p text:style-name="P30"><text:a xlink:type="simple" xlink:href="#__RefHeading___Toc318_18802358962111111" text:style-name="Index_20_Link" text:visited-style-name="Index_20_Link">Geometry<text:tab/>12</text:a></text:p>
          <text:p text:style-name="P28"><text:a xlink:type="simple" xlink:href="#__RefHeading___Toc301_1880235896" text:style-name="Index_20_Link" text:visited-style-name="Index_20_Link">Trim Hair Curves<text:tab/>12</text:a></text:p>
          <text:p text:style-name="P29"><text:a xlink:type="simple" xlink:href="#__RefHeading___Toc304_188023589611121111" text:style-name="Index_20_Link" text:visited-style-name="Index_20_Link">Input<text:tab/>12</text:a></text:p>
          <text:p text:style-name="P30"><text:a xlink:type="simple" xlink:href="#__RefHeading___Toc306_188023589611111111" text:style-name="Index_20_Link" text:visited-style-name="Index_20_Link">Geometry<text:tab/>12</text:a></text:p>
          <text:p text:style-name="P30"><text:a xlink:type="simple" xlink:href="#__RefHeading___Toc1332_3910897975" text:style-name="Index_20_Link" text:visited-style-name="Index_20_Link">Scale Uniform<text:tab/>12</text:a></text:p>
          <text:p text:style-name="P30"><text:a xlink:type="simple" xlink:href="#__RefHeading___Toc1334_3910897975" text:style-name="Index_20_Link" text:visited-style-name="Index_20_Link">Length Factor<text:tab/>12</text:a></text:p>
          <text:p text:style-name="P30"><text:a xlink:type="simple" xlink:href="#__RefHeading___Toc1336_3910897975" text:style-name="Index_20_Link" text:visited-style-name="Index_20_Link">Replace Length<text:tab/>12</text:a></text:p>
          <text:p text:style-name="P30"><text:a xlink:type="simple" xlink:href="#__RefHeading___Toc1338_3910897975" text:style-name="Index_20_Link" text:visited-style-name="Index_20_Link">Length<text:tab/>12</text:a></text:p>
          <text:p text:style-name="P30"><text:a xlink:type="simple" xlink:href="#__RefHeading___Toc1340_3910897975" text:style-name="Index_20_Link" text:visited-style-name="Index_20_Link">Mask<text:tab/>12</text:a></text:p>
          <text:p text:style-name="P30"><text:a xlink:type="simple" xlink:href="#__RefHeading___Toc1342_3910897975" text:style-name="Index_20_Link" text:visited-style-name="Index_20_Link">Random Offset<text:tab/>12</text:a></text:p>
          <text:p text:style-name="P30"><text:a xlink:type="simple" xlink:href="#__RefHeading___Toc1344_3910897975" text:style-name="Index_20_Link" text:visited-style-name="Index_20_Link">Pin at parameter<text:tab/>12</text:a></text:p>
          <text:p text:style-name="P30"><text:a xlink:type="simple" xlink:href="#__RefHeading___Toc1346_3910897975" text:style-name="Index_20_Link" text:visited-style-name="Index_20_Link">Seed<text:tab/>12</text:a></text:p>
        </text:index-body>
      </text:table-of-content>
      <text:p text:style-name="P3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1">Hair - Deformation</text:span><text:bookmark-end text:name="__RefHeading___Toc1324_2343488134"/></text:h>
          </table:table-cell>
        </table:table-row>
      </table:table>
      <text:p text:style-name="Standard"><draw:frame draw:style-name="fr3" draw:name="Image1" text:anchor-type="char" svg:x="11.462cm" svg:y="0.145cm" svg:width="7.493cm" svg:height="7.091cm" draw:z-index="13"><draw:image xlink:href="Pictures/100000000000024800000243D06F529C.png" xlink:type="simple" xlink:show="embed" xlink:actuate="onLoad" draw:mime-type="image/png"/></draw:frame></text:p>
      <text:p text:style-name="P7">Hair nodes are <text:span text:style-name="T16">Node Groups found in the Essentials Library included with Bforart</text:span><text:span text:style-name="T18">i</text:span><text:span text:style-name="T16">sts. </text:span><text:s/><text:span text:style-name="T16">They </text:span>differ from the other nodes in the add menu <text:span text:style-name="T17">due to being mid level node groups instead of individual low level nodes.</text:span> <text:s/></text:p>
      <text:p text:style-name="P7"/>
      <text:p text:style-name="P7"/>
      <text:p text:style-name="P7"/>
      <text:p text:style-name="P7">You can enter the node tree by clicking at the icon up right. Tab to leave the node tree.<text:span text:style-name="T12"> And you can of course also edit the node tree.</text:span></text:p>
      <text:p text:style-name="P6"><draw:frame draw:style-name="fr2" draw:name="Bild1" text:anchor-type="char" svg:x="0.206cm" svg:y="0.254cm" svg:width="3.893cm" svg:height="2.362cm" draw:z-index="1"><draw:image xlink:href="Pictures/10000000000000B70000006FD9FED976.jpg" xlink:type="simple" xlink:show="embed" xlink:actuate="onLoad" draw:mime-type="image/jpeg"/></draw:frame><draw:frame draw:style-name="fr2" draw:name="Bild2" text:anchor-type="char" svg:x="4.93cm" svg:y="0.168cm" svg:width="8.797cm" svg:height="2.972cm" draw:z-index="2"><draw:image xlink:href="Pictures/100000000000040F0000015F5FC0FA65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Horizontal_20_Line"/>
      <text:h text:style-name="Heading_20_2" text:outline-level="2"><text:bookmark-start text:name="__RefHeading___Toc283_1880235896"/>Blend Hair Curves<draw:frame draw:style-name="fr1" draw:name="Bild3" text:anchor-type="char" svg:y="1cm" svg:width="3.15cm" svg:height="3.44cm" draw:z-index="3"><draw:image xlink:href="Pictures/10000001000000BA000000CB17728278.png" xlink:type="simple" xlink:show="embed" xlink:actuate="onLoad" draw:mime-type="image/png"/></draw:frame><text:bookmark-end text:name="__RefHeading___Toc283_1880235896"/></text:h>
      <text:p text:style-name="P11">Blends the shape between multiple hair curves in a certain radius together.</text:p>
      <text:h text:style-name="Heading_20_3" text:outline-level="3"><text:bookmark-start text:name="__RefHeading___Toc304_1880235896"/>Input<text:bookmark-end text:name="__RefHeading___Toc304_1880235896"/></text:h>
      <text:h text:style-name="Heading_20_4" text:outline-level="4"><text:bookmark-start text:name="__RefHeading___Toc306_1880235896"/>Geometry<text:bookmark-end text:name="__RefHeading___Toc306_1880235896"/></text:h>
      <text:p text:style-name="P11">The input geometry.</text:p>
      <text:h text:style-name="Heading_20_4" text:outline-level="4"><text:bookmark-start text:name="__RefHeading___Toc308_1880235896"/>Factor<text:bookmark-end text:name="__RefHeading___Toc308_1880235896"/></text:h>
      <text:p text:style-name="P11">Factor to blend overall effect.</text:p>
      <text:h text:style-name="Heading_20_4" text:outline-level="4"><text:bookmark-start text:name="__RefHeading___Toc310_1880235896"/>Blend Radius<text:bookmark-end text:name="__RefHeading___Toc310_1880235896"/></text:h>
      <text:p text:style-name="P11">Radius to select neighbors for blending.</text:p>
      <text:h text:style-name="Heading_20_4" text:outline-level="4"><text:bookmark-start text:name="__RefHeading___Toc312_1880235896"/>Blend Neighbours<text:bookmark-end text:name="__RefHeading___Toc312_1880235896"/></text:h>
      <text:p text:style-name="P11">Amount of neighbors used for blending.</text:p>
      <text:h text:style-name="Heading_20_4" text:outline-level="4"><text:bookmark-start text:name="__RefHeading___Toc314_1880235896"/><text:soft-page-break/>Preserve Length<text:bookmark-end text:name="__RefHeading___Toc314_1880235896"/></text:h>
      <text:p text:style-name="P11">Preserve the length of each curve during deformation.</text:p>
      <text:h text:style-name="Heading_20_3" text:outline-level="3"><text:bookmark-start text:name="__RefHeading___Toc316_1880235896"/>Output<text:bookmark-end text:name="__RefHeading___Toc316_1880235896"/></text:h>
      <text:h text:style-name="Heading_20_4" text:outline-level="4"><text:bookmark-start text:name="__RefHeading___Toc318_1880235896"/>Geometry<text:bookmark-end text:name="__RefHeading___Toc318_1880235896"/></text:h>
      <text:p text:style-name="P11">The output geometry.</text:p>
      <text:h text:style-name="Heading_20_2" text:outline-level="2"><text:bookmark-start text:name="__RefHeading___Toc285_1880235896"/>Displace Hair Curves<text:bookmark-end text:name="__RefHeading___Toc285_1880235896"/></text:h>
      <text:p text:style-name="P31"><draw:frame draw:style-name="fr1" draw:name="Bild4" text:anchor-type="char" svg:y="0.139cm" svg:width="3.099cm" svg:height="6.451cm" draw:z-index="4"><draw:image xlink:href="Pictures/10000001000000B70000017DCE4C1903.png" xlink:type="simple" xlink:show="embed" xlink:actuate="onLoad" draw:mime-type="image/png"/></draw:frame>Displaces hair curves by a vector based on options.</text:p>
      <text:h text:style-name="P48" text:outline-level="3"><text:bookmark-start text:name="__RefHeading___Toc304_18802358961"/>Input<text:bookmark-end text:name="__RefHeading___Toc304_18802358961"/></text:h>
      <text:h text:style-name="P8" text:outline-level="4"><text:bookmark-start text:name="__RefHeading___Toc306_18802358961"/>Geometry<text:bookmark-end text:name="__RefHeading___Toc306_18802358961"/></text:h>
      <text:p text:style-name="P11">The input geometry.</text:p>
      <text:h text:style-name="P8" text:outline-level="4"><text:bookmark-start text:name="__RefHeading___Toc308_18802358961"/>Factor<text:bookmark-end text:name="__RefHeading___Toc308_18802358961"/></text:h>
      <text:p text:style-name="P11">Factor to blend overall effect.</text:p>
      <text:h text:style-name="Heading_20_4" text:outline-level="4"><text:bookmark-start text:name="__RefHeading___Toc374_1880235896"/>Shape<text:bookmark-end text:name="__RefHeading___Toc374_1880235896"/></text:h>
      <text:p text:style-name="P20">Shape of the influence along curves. 0 means constant. 0.5 means linear.</text:p>
      <text:h text:style-name="Heading_20_4" text:outline-level="4"><text:bookmark-start text:name="__RefHeading___Toc376_1880235896"/>Object<text:bookmark-end text:name="__RefHeading___Toc376_1880235896"/></text:h>
      <text:p text:style-name="P20">The object to determine the displacement space.</text:p>
      <text:h text:style-name="Heading_20_4" text:outline-level="4"><text:bookmark-start text:name="__RefHeading___Toc378_1880235896"/>Displace Vector<text:bookmark-end text:name="__RefHeading___Toc378_1880235896"/></text:h>
      <text:p text:style-name="P20">The vector for the displacement.</text:p>
      <text:h text:style-name="Heading_20_4" text:outline-level="4"><text:bookmark-start text:name="__RefHeading___Toc380_1880235896"/>Surface Object<text:bookmark-end text:name="__RefHeading___Toc380_1880235896"/></text:h>
      <text:p text:style-name="P11">Surface object used to sample the normal for displacement.</text:p>
      <text:h text:style-name="Heading_20_4" text:outline-level="4"><text:bookmark-start text:name="__RefHeading___Toc382_1880235896"/>Surface Geometry<text:bookmark-end text:name="__RefHeading___Toc382_1880235896"/></text:h>
      <text:p text:style-name="P11">Surface geometry used to sample the normal for displacement.</text:p>
      <text:h text:style-name="Heading_20_4" text:outline-level="4"><text:bookmark-start text:name="__RefHeading___Toc384_1880235896"/>Surface UV Map<text:bookmark-end text:name="__RefHeading___Toc384_1880235896"/></text:h>
      <text:p text:style-name="P11">Surface UV Map used to sample the normal for displacement.</text:p>
      <text:h text:style-name="Heading_20_4" text:outline-level="4"><text:bookmark-start text:name="__RefHeading___Toc386_1880235896"/>Surface Normal Displacement<text:bookmark-end text:name="__RefHeading___Toc386_1880235896"/></text:h>
      <text:p text:style-name="P11">Amount of displacement along the surface normals.</text:p>
      <text:h text:style-name="P48" text:outline-level="3"><text:bookmark-start text:name="__RefHeading___Toc316_18802358961"/><text:soft-page-break/>Output<text:bookmark-end text:name="__RefHeading___Toc316_18802358961"/></text:h>
      <text:h text:style-name="P8" text:outline-level="4"><text:bookmark-start text:name="__RefHeading___Toc318_18802358961"/>Geometry<text:bookmark-end text:name="__RefHeading___Toc318_18802358961"/></text:h>
      <text:p text:style-name="P11">The output geometry.</text:p>
      <text:h text:style-name="Heading_20_2" text:outline-level="2"><text:bookmark-start text:name="__RefHeading___Toc287_1880235896"/><draw:frame draw:style-name="fr1" draw:name="Bild6" text:anchor-type="char" svg:y="0.316cm" svg:width="3.221cm" svg:height="4.911cm" draw:z-index="6"><draw:image xlink:href="Pictures/10000001000000BE000001223679C352.png" xlink:type="simple" xlink:show="embed" xlink:actuate="onLoad" draw:mime-type="image/png"/></draw:frame>Frizz Hair Curves<text:bookmark-end text:name="__RefHeading___Toc287_1880235896"/></text:h>
      <text:p text:style-name="P31">Deforms hair curves using a random vector per point to frizz them.</text:p>
      <text:h text:style-name="P49" text:outline-level="3"><text:bookmark-start text:name="__RefHeading___Toc304_188023589611"/>Input<text:bookmark-end text:name="__RefHeading___Toc304_188023589611"/></text:h>
      <text:h text:style-name="P9" text:outline-level="4"><text:bookmark-start text:name="__RefHeading___Toc306_188023589611"/>Geometry<text:bookmark-end text:name="__RefHeading___Toc306_188023589611"/></text:h>
      <text:p text:style-name="P12">The input geometry.</text:p>
      <text:h text:style-name="Heading_20_4" text:outline-level="4"><text:bookmark-start text:name="__RefHeading___Toc388_1880235896"/>Cumulative Offset<text:bookmark-end text:name="__RefHeading___Toc388_1880235896"/></text:h>
      <text:p text:style-name="P20">Apply offset cumulatively.</text:p>
      <text:h text:style-name="P9" text:outline-level="4"><text:bookmark-start text:name="__RefHeading___Toc308_188023589611"/>Factor<text:bookmark-end text:name="__RefHeading___Toc308_188023589611"/></text:h>
      <text:p text:style-name="P12">Factor to blend overall effect.</text:p>
      <text:h text:style-name="Heading_20_4" text:outline-level="4"><text:bookmark-start text:name="__RefHeading___Toc390_1880235896"/>Distance<text:bookmark-end text:name="__RefHeading___Toc390_1880235896"/></text:h>
      <text:p text:style-name="P24">Overall distance factor for the deformation.</text:p>
      <text:h text:style-name="P10" text:outline-level="4"><text:bookmark-start text:name="__RefHeading___Toc392_1880235896"/>Shape<text:bookmark-end text:name="__RefHeading___Toc392_1880235896"/></text:h>
      <text:p text:style-name="P21">Shape of the influence along curves. 0 means constant. 0.5 means linear.</text:p>
      <text:h text:style-name="Heading_20_4" text:outline-level="4"><text:bookmark-start text:name="__RefHeading___Toc394_1880235896"/>Seed<text:bookmark-end text:name="__RefHeading___Toc394_1880235896"/></text:h>
      <text:p text:style-name="P24">Random seed for the operation.</text:p>
      <text:h text:style-name="P9" text:outline-level="4"><text:bookmark-start text:name="__RefHeading___Toc314_18802358961"/>Preserve Length<text:bookmark-end text:name="__RefHeading___Toc314_18802358961"/></text:h>
      <text:p text:style-name="P12">Preserve the length of each curve during deformation.</text:p>
      <text:h text:style-name="P49" text:outline-level="3"><text:bookmark-start text:name="__RefHeading___Toc316_18802358962"/>Output<text:bookmark-end text:name="__RefHeading___Toc316_18802358962"/></text:h>
      <text:h text:style-name="P9" text:outline-level="4"><text:bookmark-start text:name="__RefHeading___Toc318_18802358962"/>Geometry<text:bookmark-end text:name="__RefHeading___Toc318_18802358962"/></text:h>
      <text:p text:style-name="P12">The output geometry.</text:p>
      <text:h text:style-name="Heading_20_4" text:outline-level="4"><text:bookmark-start text:name="__RefHeading___Toc396_1880235896"/>Offset Vector<text:bookmark-end text:name="__RefHeading___Toc396_1880235896"/></text:h>
      <text:p text:style-name="P24">The vector by which each point was offset during deformation.</text:p>
      <text:p text:style-name="P24"/>
      <text:p text:style-name="P24"/>
      <text:p text:style-name="P24"/>
      <text:h text:style-name="Heading_20_2" text:outline-level="2"><text:bookmark-start text:name="__RefHeading___Toc289_1880235896"/><text:soft-page-break/>Hair Curves Noise<text:bookmark-end text:name="__RefHeading___Toc289_1880235896"/></text:h>
      <text:p text:style-name="P31">Deforms hair curves using <text:s/>noise texture.<draw:frame draw:style-name="fr1" draw:name="Bild5" text:anchor-type="char" svg:y="0.067cm" svg:width="3.281cm" svg:height="6.541cm" draw:z-index="5"><draw:image xlink:href="Pictures/10000001000000C2000001822A919ED9.png" xlink:type="simple" xlink:show="embed" xlink:actuate="onLoad" draw:mime-type="image/png"/></draw:frame></text:p>
      <text:h text:style-name="P50" text:outline-level="3"><text:bookmark-start text:name="__RefHeading___Toc304_1880235896111"/>Input<text:bookmark-end text:name="__RefHeading___Toc304_1880235896111"/></text:h>
      <text:h text:style-name="P10" text:outline-level="4"><text:bookmark-start text:name="__RefHeading___Toc306_1880235896111"/>Geometry<text:bookmark-end text:name="__RefHeading___Toc306_1880235896111"/></text:h>
      <text:p text:style-name="P13">The input geometry.</text:p>
      <text:h text:style-name="P10" text:outline-level="4"><text:bookmark-start text:name="__RefHeading___Toc398_1880235896"/>Cumulative Offset<text:bookmark-end text:name="__RefHeading___Toc398_1880235896"/></text:h>
      <text:p text:style-name="P21">Apply offset cumulatively.</text:p>
      <text:h text:style-name="P10" text:outline-level="4"><text:bookmark-start text:name="__RefHeading___Toc308_1880235896111"/>Factor<text:bookmark-end text:name="__RefHeading___Toc308_1880235896111"/></text:h>
      <text:p text:style-name="P13">Factor to blend overall effect.</text:p>
      <text:h text:style-name="P10" text:outline-level="4"><text:bookmark-start text:name="__RefHeading___Toc400_1880235896"/>Distance<text:bookmark-end text:name="__RefHeading___Toc400_1880235896"/></text:h>
      <text:p text:style-name="P24">Overall distance factor for the deformation.</text:p>
      <text:h text:style-name="P10" text:outline-level="4"><text:bookmark-start text:name="__RefHeading___Toc402_1880235896"/>Shape<text:bookmark-end text:name="__RefHeading___Toc402_1880235896"/></text:h>
      <text:p text:style-name="P21">Shape of the influence along curves. 0 means constant. 0.5 means linear.</text:p>
      <text:h text:style-name="Heading_20_4" text:outline-level="4"><text:bookmark-start text:name="__RefHeading___Toc404_1880235896"/>Scale<text:bookmark-end text:name="__RefHeading___Toc404_1880235896"/></text:h>
      <text:p text:style-name="P24">Scale of the noise texture by root position.</text:p>
      <text:h text:style-name="Heading_20_4" text:outline-level="4"><text:bookmark-start text:name="__RefHeading___Toc406_1880235896"/>Scale along Curve<text:bookmark-end text:name="__RefHeading___Toc406_1880235896"/></text:h>
      <text:p text:style-name="P24">Scale of the noise texture along the curve.</text:p>
      <text:h text:style-name="Heading_20_4" text:outline-level="4"><text:bookmark-start text:name="__RefHeading___Toc408_1880235896"/>Offset per curve<text:bookmark-end text:name="__RefHeading___Toc408_1880235896"/></text:h>
      <text:h text:style-name="P10" text:outline-level="4"><text:bookmark-start text:name="__RefHeading___Toc410_1880235896"/>Seed<text:bookmark-end text:name="__RefHeading___Toc410_1880235896"/></text:h>
      <text:p text:style-name="P24">Random seed for the operation.</text:p>
      <text:h text:style-name="P10" text:outline-level="4"><text:bookmark-start text:name="__RefHeading___Toc314_188023589611"/>Preserve Length<text:bookmark-end text:name="__RefHeading___Toc314_188023589611"/></text:h>
      <text:p text:style-name="P13">Preserve the length of each curve during deformation.</text:p>
      <text:h text:style-name="P50" text:outline-level="3"><text:bookmark-start text:name="__RefHeading___Toc316_188023589621"/>Output<text:bookmark-end text:name="__RefHeading___Toc316_188023589621"/></text:h>
      <text:h text:style-name="P10" text:outline-level="4"><text:bookmark-start text:name="__RefHeading___Toc318_188023589621"/>Geometry<text:bookmark-end text:name="__RefHeading___Toc318_188023589621"/></text:h>
      <text:p text:style-name="P13">The output geometry.</text:p>
      <text:h text:style-name="P10" text:outline-level="4"><text:bookmark-start text:name="__RefHeading___Toc412_1880235896"/>Offset Vector<text:bookmark-end text:name="__RefHeading___Toc412_1880235896"/></text:h>
      <text:p text:style-name="P24">The vector by which each point was offset during deformation.</text:p>
      <text:p text:style-name="Text_20_body"/>
      <text:h text:style-name="Heading_20_2" text:outline-level="2"><text:bookmark-start text:name="__RefHeading___Toc291_1880235896"/><text:soft-page-break/>Roll Hair Curves<draw:frame draw:style-name="fr1" draw:name="Bild7" text:anchor-type="char" svg:y="0.203cm" svg:width="3.15cm" svg:height="7.031cm" draw:z-index="7"><draw:image xlink:href="Pictures/10000001000000BA0000019F815E59D6.png" xlink:type="simple" xlink:show="embed" xlink:actuate="onLoad" draw:mime-type="image/png"/></draw:frame><text:bookmark-end text:name="__RefHeading___Toc291_1880235896"/></text:h>
      <text:p text:style-name="P31">Rolls up hair curves, starting from their tips.</text:p>
      <text:h text:style-name="P51" text:outline-level="3"><text:bookmark-start text:name="__RefHeading___Toc304_18802358961111"/>Input<text:bookmark-end text:name="__RefHeading___Toc304_18802358961111"/></text:h>
      <text:h text:style-name="P35" text:outline-level="4"><text:bookmark-start text:name="__RefHeading___Toc308_18802358961111"/>Factor<text:bookmark-end text:name="__RefHeading___Toc308_18802358961111"/></text:h>
      <text:p text:style-name="Text_20_body">Factor to blend overall effect.</text:p>
      <text:h text:style-name="Heading_20_4" text:outline-level="4"><text:bookmark-start text:name="__RefHeading___Toc1074_3420507373"/>Subdivision<text:bookmark-end text:name="__RefHeading___Toc1074_3420507373"/></text:h>
      <text:p text:style-name="P31">Subdivision level applied before deformation.</text:p>
      <text:h text:style-name="Heading_20_4" text:outline-level="4"><text:bookmark-start text:name="__RefHeading___Toc1076_3420507373"/>Variation Level<text:bookmark-end text:name="__RefHeading___Toc1076_3420507373"/></text:h>
      <text:p text:style-name="P31">Level of smoothing on the roll path to include shape variation.</text:p>
      <text:h text:style-name="Heading_20_4" text:outline-level="4"><text:bookmark-start text:name="__RefHeading___Toc1078_3420507373"/>Roll Lenght<text:bookmark-end text:name="__RefHeading___Toc1078_3420507373"/></text:h>
      <text:p text:style-name="P31">Length of each curve to be rolled</text:p>
      <text:h text:style-name="Heading_20_4" text:outline-level="4"><text:bookmark-start text:name="__RefHeading___Toc1080_3420507373"/>Roll Radius<text:bookmark-end text:name="__RefHeading___Toc1080_3420507373"/></text:h>
      <text:p text:style-name="P31">Radius of the rolls.</text:p>
      <text:h text:style-name="Heading_20_4" text:outline-level="4"><text:bookmark-start text:name="__RefHeading___Toc1082_3420507373"/>Roll Depth<text:bookmark-end text:name="__RefHeading___Toc1082_3420507373"/></text:h>
      <text:p text:style-name="P31">Depth offset of the rolls.</text:p>
      <text:h text:style-name="Heading_20_4" text:outline-level="4"><text:bookmark-start text:name="__RefHeading___Toc1084_3420507373"/>Roll Taper<text:bookmark-end text:name="__RefHeading___Toc1084_3420507373"/></text:h>
      <text:p text:style-name="P31">Taper of the roll.</text:p>
      <text:h text:style-name="Heading_20_4" text:outline-level="4"><text:bookmark-start text:name="__RefHeading___Toc1086_3420507373"/>Retain Overall Shape<text:bookmark-end text:name="__RefHeading___Toc1086_3420507373"/></text:h>
      <text:p text:style-name="P31">Offset the roll along the original curve to retain shape.</text:p>
      <text:h text:style-name="Heading_20_4" text:outline-level="4"><text:bookmark-start text:name="__RefHeading___Toc1088_3420507373"/>Roll Direction<text:bookmark-end text:name="__RefHeading___Toc1088_3420507373"/></text:h>
      <text:p text:style-name="P31">The axis around each curve is rolled.</text:p>
      <text:h text:style-name="Heading_20_4" text:outline-level="4"><text:bookmark-start text:name="__RefHeading___Toc1090_3420507373"/>Random Orientation<text:bookmark-end text:name="__RefHeading___Toc1090_3420507373"/></text:h>
      <text:p text:style-name="P38">Amount of randomization of the direction of the roll.</text:p>
      <text:h text:style-name="P32" text:outline-level="4"><text:bookmark-start text:name="__RefHeading___Toc410_18802358961"/>Seed<text:bookmark-end text:name="__RefHeading___Toc410_18802358961"/></text:h>
      <text:p text:style-name="P25">Random seed for the operation.</text:p>
      <text:h text:style-name="P35" text:outline-level="4"><text:bookmark-start text:name="__RefHeading___Toc314_1880235896111"/>Preserve Length<text:bookmark-end text:name="__RefHeading___Toc314_1880235896111"/></text:h>
      <text:p text:style-name="P14">Preserve the length of each curve during deformation.</text:p>
      <text:h text:style-name="P52" text:outline-level="3"><text:bookmark-start text:name="__RefHeading___Toc316_1880235896211"/><text:soft-page-break/>Output<text:bookmark-end text:name="__RefHeading___Toc316_1880235896211"/></text:h>
      <text:h text:style-name="P32" text:outline-level="4"><text:bookmark-start text:name="__RefHeading___Toc318_1880235896211"/>Geometry<text:bookmark-end text:name="__RefHeading___Toc318_1880235896211"/></text:h>
      <text:p text:style-name="P17">The output geometry.</text:p>
      <text:h text:style-name="Heading_20_2" text:outline-level="2"><text:bookmark-start text:name="__RefHeading___Toc293_1880235896"/>Rotate Hair Curves<draw:frame draw:style-name="fr1" draw:name="Bild8" text:anchor-type="char" svg:y="0.104cm" svg:width="3.12cm" svg:height="4.42cm" draw:z-index="8"><draw:image xlink:href="Pictures/10000001000000B8000001059A574040.png" xlink:type="simple" xlink:show="embed" xlink:actuate="onLoad" draw:mime-type="image/png"/></draw:frame><text:bookmark-end text:name="__RefHeading___Toc293_1880235896"/></text:h>
      <text:p text:style-name="P39">Rotates each hair curve around an axis.</text:p>
      <text:h text:style-name="P53" text:outline-level="3"><text:bookmark-start text:name="__RefHeading___Toc304_18802358961112"/>Input<text:bookmark-end text:name="__RefHeading___Toc304_18802358961112"/></text:h>
      <text:h text:style-name="P33" text:outline-level="4"><text:bookmark-start text:name="__RefHeading___Toc306_18802358961111"/>Geometry<text:bookmark-end text:name="__RefHeading___Toc306_18802358961111"/></text:h>
      <text:p text:style-name="P15">The input geometry.</text:p>
      <text:h text:style-name="P33" text:outline-level="4"><text:bookmark-start text:name="__RefHeading___Toc308_188023589611111"/>Factor<text:bookmark-end text:name="__RefHeading___Toc308_188023589611111"/></text:h>
      <text:p text:style-name="P15">Factor to blend overall effect.</text:p>
      <text:h text:style-name="Heading_20_4" text:outline-level="4"><text:bookmark-start text:name="__RefHeading___Toc1092_3420507373"/>Axis<text:bookmark-end text:name="__RefHeading___Toc1092_3420507373"/></text:h>
      <text:p text:style-name="P39">Rotation Axis. The default is tangent at root.</text:p>
      <text:h text:style-name="Heading_20_4" text:outline-level="4"><text:bookmark-start text:name="__RefHeading___Toc1094_3420507373"/>Angle<text:bookmark-end text:name="__RefHeading___Toc1094_3420507373"/></text:h>
      <text:p text:style-name="P39">Angle of rotation</text:p>
      <text:h text:style-name="Heading_20_4" text:outline-level="4"><text:bookmark-start text:name="__RefHeading___Toc1096_3420507373"/>Random Off<text:bookmark-end text:name="__RefHeading___Toc1096_3420507373"/></text:h>
      <text:p text:style-name="P39">Random offset to the rotation angle per curve.</text:p>
      <text:h text:style-name="Heading_20_4" text:outline-level="4"><text:bookmark-start text:name="__RefHeading___Toc1098_3420507373"/>Lock Ends<text:bookmark-end text:name="__RefHeading___Toc1098_3420507373"/></text:h>
      <text:p text:style-name="P39">Lock rotation to the axis between the curve ends.</text:p>
      <text:h text:style-name="P33" text:outline-level="4"><text:bookmark-start text:name="__RefHeading___Toc410_188023589611"/>Seed<text:bookmark-end text:name="__RefHeading___Toc410_188023589611"/></text:h>
      <text:p text:style-name="P26">Random seed for the operation.</text:p>
      <text:h text:style-name="P53" text:outline-level="3"><text:bookmark-start text:name="__RefHeading___Toc316_18802358962111"/>Output<text:bookmark-end text:name="__RefHeading___Toc316_18802358962111"/></text:h>
      <text:h text:style-name="P33" text:outline-level="4"><text:bookmark-start text:name="__RefHeading___Toc318_18802358962111"/>Geometry<text:bookmark-end text:name="__RefHeading___Toc318_18802358962111"/></text:h>
      <text:p text:style-name="P15">The output geometry.</text:p>
      <text:p text:style-name="P15"/>
      <text:p text:style-name="P15"/>
      <text:p text:style-name="P15"/>
      <text:p text:style-name="P15"/>
      <text:h text:style-name="Heading_20_2" text:outline-level="2"><text:bookmark-start text:name="__RefHeading___Toc295_1880235896"/><text:soft-page-break/>Shrinkwrap Hair Curves<draw:frame draw:style-name="fr1" draw:name="Bild9" text:anchor-type="char" svg:y="0.566cm" svg:width="3.161cm" svg:height="5.001cm" draw:z-index="9"><draw:image xlink:href="Pictures/10000001000000BB00000127D25501DB.png" xlink:type="simple" xlink:show="embed" xlink:actuate="onLoad" draw:mime-type="image/png"/></draw:frame><text:bookmark-end text:name="__RefHeading___Toc295_1880235896"/></text:h>
      <text:p text:style-name="P40">Shrinkwrap hair curves to a mesh surface from below and optionally from above.</text:p>
      <text:h text:style-name="P54" text:outline-level="3"><text:bookmark-start text:name="__RefHeading___Toc304_188023589611121"/>Input<text:bookmark-end text:name="__RefHeading___Toc304_188023589611121"/></text:h>
      <text:h text:style-name="P34" text:outline-level="4"><text:bookmark-start text:name="__RefHeading___Toc306_188023589611111"/>Geometry<text:bookmark-end text:name="__RefHeading___Toc306_188023589611111"/></text:h>
      <text:p text:style-name="P16">The input geometry.</text:p>
      <text:h text:style-name="Heading_20_4" text:outline-level="4"><text:bookmark-start text:name="__RefHeading___Toc1100_3420507373"/>Surface<text:bookmark-end text:name="__RefHeading___Toc1100_3420507373"/></text:h>
      <text:p text:style-name="P40">Surface geometry used for shrinkwrap.</text:p>
      <text:h text:style-name="Heading_20_4" text:outline-level="4"><text:bookmark-start text:name="__RefHeading___Toc1102_3420507373"/>Surface Object<text:bookmark-end text:name="__RefHeading___Toc1102_3420507373"/></text:h>
      <text:p text:style-name="P40">A surface object used for shrinkwrap.</text:p>
      <text:h text:style-name="P34" text:outline-level="4"><text:bookmark-start text:name="__RefHeading___Toc308_1880235896111111"/>Factor<text:bookmark-end text:name="__RefHeading___Toc308_1880235896111111"/></text:h>
      <text:p text:style-name="P16">Factor to blend overall effect.</text:p>
      <text:h text:style-name="Heading_20_4" text:outline-level="4"><text:bookmark-start text:name="__RefHeading___Toc1104_3420507373"/>Offset Distance<text:bookmark-end text:name="__RefHeading___Toc1104_3420507373"/></text:h>
      <text:p text:style-name="P40">Distance of the surface to shrinkwrap.</text:p>
      <text:h text:style-name="Heading_20_4" text:outline-level="4"><text:bookmark-start text:name="__RefHeading___Toc1106_3420507373"/>Above Surface<text:bookmark-end text:name="__RefHeading___Toc1106_3420507373"/></text:h>
      <text:p text:style-name="P40">Blend shrinkwrap for points above the surface.</text:p>
      <text:h text:style-name="Heading_20_4" text:outline-level="4"><text:bookmark-start text:name="__RefHeading___Toc1108_3420507373"/>Smoothing Steps<text:bookmark-end text:name="__RefHeading___Toc1108_3420507373"/></text:h>
      <text:p text:style-name="P40">The steps of Smoothing applied after shrinkwrap.</text:p>
      <text:h text:style-name="Heading_20_4" text:outline-level="4"><text:bookmark-start text:name="__RefHeading___Toc1110_3420507373"/>Lock Roots<text:bookmark-end text:name="__RefHeading___Toc1110_3420507373"/></text:h>
      <text:p text:style-name="P40">Lock the position of root points.</text:p>
      <text:h text:style-name="P54" text:outline-level="3"><text:bookmark-start text:name="__RefHeading___Toc316_188023589621111"/>Output<text:bookmark-end text:name="__RefHeading___Toc316_188023589621111"/></text:h>
      <text:h text:style-name="P34" text:outline-level="4"><text:bookmark-start text:name="__RefHeading___Toc318_188023589621111"/>Geometry<text:bookmark-end text:name="__RefHeading___Toc318_188023589621111"/></text:h>
      <text:p text:style-name="P16">The output geometry.</text:p>
      <text:h text:style-name="Heading_20_2" text:outline-level="2"><text:bookmark-start text:name="__RefHeading___Toc297_1880235896"/>Smooth Hair Curves<text:bookmark-end text:name="__RefHeading___Toc297_1880235896"/></text:h>
      <text:p text:style-name="P42"><draw:frame draw:style-name="fr1" draw:name="Bild10" text:anchor-type="char" svg:y="0.176cm" svg:width="3.15cm" svg:height="4.45cm" draw:z-index="10"><draw:image xlink:href="Pictures/10000001000000BA00000107F38D32E9.png" xlink:type="simple" xlink:show="embed" xlink:actuate="onLoad" draw:mime-type="image/png"/></draw:frame>Smoothes the shape of hair curves.</text:p>
      <text:h text:style-name="P54" text:outline-level="3"><text:bookmark-start text:name="__RefHeading___Toc304_1880235896111211"/>Input<text:bookmark-end text:name="__RefHeading___Toc304_1880235896111211"/></text:h>
      <text:h text:style-name="P34" text:outline-level="4"><text:bookmark-start text:name="__RefHeading___Toc306_1880235896111111"/>Geometry<text:bookmark-end text:name="__RefHeading___Toc306_1880235896111111"/></text:h>
      <text:p text:style-name="P16">The input geometry.</text:p>
      <text:h text:style-name="Heading_20_4" text:outline-level="4"><text:bookmark-start text:name="__RefHeading___Toc1112_3420507373"/><text:soft-page-break/>Amount <text:bookmark-end text:name="__RefHeading___Toc1112_3420507373"/></text:h>
      <text:p text:style-name="P42">Amount of smoothing.</text:p>
      <text:h text:style-name="P37" text:outline-level="4"><text:bookmark-start text:name="__RefHeading___Toc402_18802358961"/>Shape<text:bookmark-end text:name="__RefHeading___Toc402_18802358961"/></text:h>
      <text:p text:style-name="P22">Shape of the influence along curves. 0 means constant. 0.5 means linear.</text:p>
      <text:h text:style-name="Heading_20_4" text:outline-level="4"><text:bookmark-start text:name="__RefHeading___Toc1114_3420507373"/>Iterations<text:bookmark-end text:name="__RefHeading___Toc1114_3420507373"/></text:h>
      <text:p text:style-name="P40">Amount of smoothing steps<text:span text:style-name="T14">.</text:span></text:p>
      <text:h text:style-name="Heading_20_4" text:outline-level="4"><text:bookmark-start text:name="__RefHeading___Toc1116_3420507373"/>Weight<text:bookmark-end text:name="__RefHeading___Toc1116_3420507373"/></text:h>
      <text:p text:style-name="P40">Smoothing weight.</text:p>
      <text:h text:style-name="P34" text:outline-level="4"><text:bookmark-start text:name="__RefHeading___Toc1118_3420507373"/>Lock <text:span text:style-name="T13">Tip</text:span><text:bookmark-end text:name="__RefHeading___Toc1118_3420507373"/></text:h>
      <text:p text:style-name="P40">Lock the position of tip points.</text:p>
      <text:h text:style-name="Heading_20_4" text:outline-level="4"><text:bookmark-start text:name="__RefHeading___Toc1120_3420507373"/>Preserve Length<text:bookmark-end text:name="__RefHeading___Toc1120_3420507373"/></text:h>
      <text:p text:style-name="P40">Preserve the length of each curve during deformation<text:span text:style-name="T15">.</text:span></text:p>
      <text:h text:style-name="P54" text:outline-level="3"><text:bookmark-start text:name="__RefHeading___Toc316_1880235896211111"/>Output<text:bookmark-end text:name="__RefHeading___Toc316_1880235896211111"/></text:h>
      <text:h text:style-name="P34" text:outline-level="4"><text:bookmark-start text:name="__RefHeading___Toc318_1880235896211111"/>Geometry<text:bookmark-end text:name="__RefHeading___Toc318_1880235896211111"/></text:h>
      <text:p text:style-name="P16">The output geometry.</text:p>
      <text:h text:style-name="Heading_20_2" text:outline-level="2"><text:bookmark-start text:name="__RefHeading___Toc299_1880235896"/>Straighten Hair Curves<text:bookmark-end text:name="__RefHeading___Toc299_1880235896"/></text:h>
      <text:p text:style-name="P45"><draw:frame draw:style-name="fr1" draw:name="Bild11" text:anchor-type="char" svg:y="-0.134cm" svg:width="3.12cm" svg:height="3.161cm" draw:z-index="11"><draw:image xlink:href="Pictures/10000001000000B8000000BB2DCB65A3.png" xlink:type="simple" xlink:show="embed" xlink:actuate="onLoad" draw:mime-type="image/png"/></draw:frame>Straighten hair curves between root and tip.</text:p>
      <text:h text:style-name="P55" text:outline-level="3"><text:bookmark-start text:name="__RefHeading___Toc304_18802358961112111"/>Input<text:bookmark-end text:name="__RefHeading___Toc304_18802358961112111"/></text:h>
      <text:h text:style-name="P44" text:outline-level="4"><text:bookmark-start text:name="__RefHeading___Toc306_18802358961111111"/>Geometry<text:bookmark-end text:name="__RefHeading___Toc306_18802358961111111"/></text:h>
      <text:p text:style-name="P18">The input geometry.</text:p>
      <text:h text:style-name="P44" text:outline-level="4"><text:bookmark-start text:name="__RefHeading___Toc1112_34205073731"/>Amount <text:bookmark-end text:name="__RefHeading___Toc1112_34205073731"/></text:h>
      <text:p text:style-name="P43">Amount of smoothing.</text:p>
      <text:h text:style-name="P44" text:outline-level="4"><text:bookmark-start text:name="__RefHeading___Toc402_188023589611"/>Shape<text:bookmark-end text:name="__RefHeading___Toc402_188023589611"/></text:h>
      <text:p text:style-name="P23">Shape of the influence along curves. 0 means constant. 0.5 means linear.</text:p>
      <text:h text:style-name="P44" text:outline-level="4"><text:bookmark-start text:name="__RefHeading___Toc1120_34205073731"/>Preserve Length<text:bookmark-end text:name="__RefHeading___Toc1120_34205073731"/></text:h>
      <text:p text:style-name="P41">Preserve the length of each curve during deformation<text:span text:style-name="T15">.</text:span></text:p>
      <text:h text:style-name="P55" text:outline-level="3"><text:bookmark-start text:name="__RefHeading___Toc316_18802358962111111"/><text:soft-page-break/>Output<text:bookmark-end text:name="__RefHeading___Toc316_18802358962111111"/></text:h>
      <text:h text:style-name="P44" text:outline-level="4"><text:bookmark-start text:name="__RefHeading___Toc318_18802358962111111"/>Geometry<text:bookmark-end text:name="__RefHeading___Toc318_18802358962111111"/></text:h>
      <text:p text:style-name="P18"><text:bookmark-start text:name="__RefHeading___Toc1114_34205073731"/>The output geometry.<text:bookmark-end text:name="__RefHeading___Toc1114_34205073731"/></text:p>
      <text:h text:style-name="Heading_20_2" text:outline-level="2"><text:bookmark-start text:name="__RefHeading___Toc301_1880235896"/>Trim Hair Curves<draw:frame draw:style-name="fr1" draw:name="Bild12" text:anchor-type="char" svg:y="0.367cm" svg:width="3.161cm" svg:height="5.35cm" draw:z-index="12"><draw:image xlink:href="Pictures/10000001000000BB0000013C978592E7.png" xlink:type="simple" xlink:show="embed" xlink:actuate="onLoad" draw:mime-type="image/png"/></draw:frame><text:bookmark-end text:name="__RefHeading___Toc301_1880235896"/></text:h>
      <text:p text:style-name="P45">Trims or scales hair curves to a certain length.</text:p>
      <text:h text:style-name="P55" text:outline-level="3"><text:bookmark-start text:name="__RefHeading___Toc304_188023589611121111"/>Input<text:bookmark-end text:name="__RefHeading___Toc304_188023589611121111"/></text:h>
      <text:h text:style-name="P44" text:outline-level="4"><text:bookmark-start text:name="__RefHeading___Toc306_188023589611111111"/>Geometry<text:bookmark-end text:name="__RefHeading___Toc306_188023589611111111"/></text:h>
      <text:p text:style-name="Text_20_body">The input geometry.</text:p>
      <text:h text:style-name="Heading_20_4" text:outline-level="4"><text:bookmark-start text:name="__RefHeading___Toc1332_3910897975"/>Scale Uniform <text:bookmark-end text:name="__RefHeading___Toc1332_3910897975"/></text:h>
      <text:p text:style-name="P45">Scale each curve uniformly to reach the target length.</text:p>
      <text:h text:style-name="Heading_20_4" text:outline-level="4"><text:bookmark-start text:name="__RefHeading___Toc1334_3910897975"/>Length Factor<text:bookmark-end text:name="__RefHeading___Toc1334_3910897975"/></text:h>
      <text:p text:style-name="P45">Multiply the original length by a factor</text:p>
      <text:h text:style-name="Heading_20_4" text:outline-level="4"><text:bookmark-start text:name="__RefHeading___Toc1336_3910897975"/>Replace Length<text:bookmark-end text:name="__RefHeading___Toc1336_3910897975"/></text:h>
      <text:p text:style-name="P45">Use the length input to fully replace the original length.</text:p>
      <text:h text:style-name="Heading_20_4" text:outline-level="4"><text:bookmark-start text:name="__RefHeading___Toc1338_3910897975"/>Length <text:bookmark-end text:name="__RefHeading___Toc1338_3910897975"/></text:h>
      <text:p text:style-name="P45">Target length for the operation.</text:p>
      <text:h text:style-name="Heading_20_4" text:outline-level="4"><text:bookmark-start text:name="__RefHeading___Toc1340_3910897975"/>Mask<text:bookmark-end text:name="__RefHeading___Toc1340_3910897975"/></text:h>
      <text:p text:style-name="P45">Mask to blend overall effect.</text:p>
      <text:h text:style-name="Heading_20_4" text:outline-level="4"><text:bookmark-start text:name="__RefHeading___Toc1342_3910897975"/>Random Offset<text:bookmark-end text:name="__RefHeading___Toc1342_3910897975"/></text:h>
      <text:p text:style-name="P45">Trim hair curves randomly up to a certain amount.</text:p>
      <text:h text:style-name="Heading_20_4" text:outline-level="4"><text:bookmark-start text:name="__RefHeading___Toc1344_3910897975"/>Pin at parameter<text:bookmark-end text:name="__RefHeading___Toc1344_3910897975"/></text:h>
      <text:p text:style-name="P45">Pin each curve at a certain point for the operation.</text:p>
      <text:h text:style-name="Heading_20_4" text:outline-level="4"><text:bookmark-start text:name="__RefHeading___Toc1346_3910897975"/>Seed<text:bookmark-end text:name="__RefHeading___Toc1346_3910897975"/></text:h>
      <text:p text:style-name="P45">Random seed for the operation.</text:p>
      <text:h text:style-name="P56" text:outline-level="3"><text:bookmark-start text:name="__RefHeading___Toc316_18802358962111112"/>Output<text:bookmark-end text:name="__RefHeading___Toc316_18802358962111112"/></text:h>
      <text:h text:style-name="P46" text:outline-level="4"><text:bookmark-start text:name="__RefHeading___Toc318_18802358962111112"/>Geometry<text:bookmark-end text:name="__RefHeading___Toc318_18802358962111112"/></text:h>
      <text:p text:style-name="P19">The output geometry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39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cbbf5b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6</text:span><text:span text:style-name="MT3"> Editors - Geometry Nodes Editor - Header - Add Menu - </text:span><text:span text:style-name="MT7">Hair - Deformation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21M17S</meta:editing-duration>
    <meta:editing-cycles>851</meta:editing-cycles>
    <meta:generator>LibreOffice/7.6.7.2$Windows_X86_64 LibreOffice_project/dd47e4b30cb7dab30588d6c79c651f218165e3c5</meta:generator>
    <dc:date>2024-06-19T09:03:31.573000000</dc:date>
    <meta:document-statistic meta:table-count="3" meta:image-count="14" meta:object-count="0" meta:page-count="12" meta:paragraph-count="360" meta:word-count="1296" meta:character-count="7455" meta:non-whitespace-character-count="6509"/>
    <meta:template xlink:type="simple" xlink:actuate="onRequest" xlink:title="standard1cm" xlink:href="../../../AppData/Roaming/LibreOffice/4/user/template/standard1cm.ott" meta:date="2016-03-29T10:15:31.334000000"/>
  </office:meta>
</office:document-meta>
</file>